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6:21:13.2983961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23T17:15:48.939462152</dc:date>
    <dc:creator>Germán Ramírez</dc:creator>
    <meta:editing-duration>PT22H7M43S</meta:editing-duration>
    <meta:editing-cycles>13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80" meta:object-count="0"/>
  </office:meta>
</office:document-meta>
</file>